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57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2.1937in"/>
    </style:style>
    <style:style style:name="co5" style:family="table-column">
      <style:table-column-properties fo:break-before="auto" style:column-width="2.8693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2.028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1.948in" fo:break-before="auto" style:use-optimal-row-height="false"/>
    </style:style>
    <style:style style:name="ro3" style:family="table-row">
      <style:table-row-properties style:row-height="1.7602in" fo:break-before="auto" style:use-optimal-row-height="false"/>
    </style:style>
    <style:style style:name="ro4" style:family="table-row">
      <style:table-row-properties style:row-height="2.4689in" fo:break-before="auto" style:use-optimal-row-height="false"/>
    </style:style>
    <style:style style:name="ro5" style:family="table-row">
      <style:table-row-properties style:row-height="2.3228in" fo:break-before="auto" style:use-optimal-row-height="false"/>
    </style:style>
    <style:style style:name="ro6" style:family="table-row">
      <style:table-row-properties style:row-height="2.2917in" fo:break-before="auto" style:use-optimal-row-height="fals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0.7083in" fo:break-before="auto" style:use-optimal-row-height="false"/>
    </style:style>
    <style:style style:name="ro9" style:family="table-row">
      <style:table-row-properties style:row-height="2.1354in" fo:break-before="auto" style:use-optimal-row-height="false"/>
    </style:style>
    <style:style style:name="ro10" style:family="table-row">
      <style:table-row-properties style:row-height="3.3126in" fo:break-before="auto" style:use-optimal-row-height="false"/>
    </style:style>
    <style:style style:name="ro11" style:family="table-row">
      <style:table-row-properties style:row-height="2.791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497b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4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f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548235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4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4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fo:background-color="#9dc3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8497b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9dc3e6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b0f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b0f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548235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color="#548235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Message ID</text:p>
          </table:table-cell>
          <table:table-cell table:style-name="ce1" office:value-type="string">
            <text:p>Message Type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Scenario</text:p>
          </table:table-cell>
          <table:table-cell table:style-name="ce1" office:value-type="string">
            <text:p>CCP Message (Spanish)</text:p>
          </table:table-cell>
          <table:table-cell table:style-name="ce1" office:value-type="string">
            <text:p>CCP Message (English)</text:p>
          </table:table-cell>
          <table:table-cell table:style-name="ce1" office:value-type="string">
            <text:p>UI Template</text:p>
          </table:table-cell>
          <table:table-cell table:style-name="ce1" office:value-type="string">
            <text:p>Comments</text:p>
          </table:table-cell>
          <table:table-cell table:style-name="ce17" office:value-type="string">
            <text:p>Checking Path in local</text:p>
          </table:table-cell>
          <table:table-cell table:style-name="ce17" table:number-columns-repeated="1015"/>
        </table:table-row>
        <table:table-row table:style-name="ro2">
          <table:table-cell table:style-name="ce2" office:value-type="string">
            <text:p>CA.ER.218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Card Activation</text:p>
          </table:table-cell>
          <table:table-cell table:style-name="ce2" office:value-type="string">
            <text:p>Costumer tries to enter card activation but it is currently switched off by the channel administrator</text:p>
          </table:table-cell>
          <table:table-cell table:style-name="ce8" office:value-type="string">
            <text:p><text:span text:style-name="T1">Title: </text:span><text:span text:style-name="T2">Acceso inválido</text:span></text:p>
            <text:p><text:span text:style-name="T1">Text:</text:span><text:span text:style-name="T2"> Esta funcionalidad se encuentra </text:span><text:span text:style-name="T2">inhabilitada por el canal en este momento. </text:span><text:span text:style-name="T2">Inténtalo más tarde o comunícate sin costo </text:span><text:span text:style-name="T2">al 01 800 322 8482.</text:span></text:p>
            <text:p><text:span text:style-name="T3">Horario de atención de lunes a domingo de </text:span><text:span text:style-name="T3">7:00 a 23:00 h.</text:span></text:p>
            <text:p><text:span text:style-name="T1">Button_prim:</text:span><text:span text:style-name="T2"> Aceptar</text:span></text:p>
            <text:p><text:span text:style-name="T1">Código de error:</text:span><text:span text:style-name="T2"> 218</text:span></text:p>
          </table:table-cell>
          <table:table-cell table:style-name="ce8" office:value-type="string">
            <text:p><text:span text:style-name="T1">Title: </text:span><text:span text:style-name="T2">Invalid access</text:span></text:p>
            <text:p><text:span text:style-name="T1">Text:</text:span><text:span text:style-name="T2"> This functionality is disabled by the </text:span><text:span text:style-name="T2">channel at this moment. Try again later or </text:span><text:span text:style-name="T2">communicate without cost at 01 800 322 </text:span><text:span text:style-name="T2">8482.</text:span></text:p>
            <text:p><text:span text:style-name="T2">Service hours, Monday to Saturday from </text:span><text:span text:style-name="T2">7:00 to 23:00 h.</text:span></text:p>
            <text:p><text:span text:style-name="T1">Button_prim:</text:span><text:span text:style-name="T2"> Accept</text:span></text:p>
            <text:p><text:span text:style-name="T1">Error code:</text:span><text:span text:style-name="T2"> 218</text:span></text:p>
            <text:p><text:span text:style-name="T1"/></text:p>
          </table:table-cell>
          <table:table-cell table:style-name="ce2" office:value-type="string">
            <text:p>Pop Up</text:p>
          </table:table-cell>
          <table:table-cell table:style-name="ce2"/>
          <table:table-cell table:style-name="ce18" office:value-type="string">
            <text:p>C:\Users\TCS\IdeaProjects\banamex-creditcard-portal\statics\collection\banamex\widget-bmx-card-activation-process\locale\all.json</text:p>
          </table:table-cell>
          <table:table-cell table:style-name="ce18" table:number-columns-repeated="1015"/>
        </table:table-row>
        <table:table-row table:style-name="ro3">
          <table:table-cell table:style-name="ce2" office:value-type="string">
            <text:p>CF.VA.151 </text:p>
          </table:table-cell>
          <table:table-cell table:style-name="ce2" office:value-type="string">
            <text:p>Validation</text:p>
          </table:table-cell>
          <table:table-cell table:style-name="ce2" office:value-type="string">
            <text:p>Alerts &amp; Notifications</text:p>
          </table:table-cell>
          <table:table-cell table:style-name="ce2" office:value-type="string">
            <text:p><text:s/>Customer enters an already used mail.</text:p>
          </table:table-cell>
          <table:table-cell table:style-name="ce9" office:value-type="string">
            <text:p><text:span text:style-name="T4">Text:</text:span><text:span text:style-name="T3"> Este correo ya está registrado. Por </text:span><text:span text:style-name="T3">favor, ingresa otro.</text:span></text:p>
          </table:table-cell>
          <table:table-cell table:style-name="ce8" office:value-type="string">
            <text:p><text:span text:style-name="T1">Text:</text:span><text:span text:style-name="T2"> This mail is already registeres. </text:span><text:span text:style-name="T2">Please, enter another one.</text:span></text:p>
          </table:table-cell>
          <table:table-cell table:style-name="ce2" office:value-type="string">
            <text:p>Alert/ Warning</text:p>
          </table:table-cell>
          <table:table-cell table:style-name="ce2"/>
          <table:table-cell table:style-name="ce19"/>
          <table:table-cell table:style-name="ce20" table:number-columns-repeated="1015"/>
        </table:table-row>
        <table:table-row table:style-name="ro4">
          <table:table-cell table:style-name="ce3" office:value-type="string">
            <text:p>CF.VA.160</text:p>
          </table:table-cell>
          <table:table-cell table:style-name="ce2" office:value-type="string">
            <text:p>Validation</text:p>
          </table:table-cell>
          <table:table-cell table:style-name="ce2" office:value-type="string">
            <text:p>Cross Functional</text:p>
          </table:table-cell>
          <table:table-cell table:style-name="ce2" office:value-type="string">
            <text:p>Customer tries to register with a blocked secret number or NIP.</text:p>
          </table:table-cell>
          <table:table-cell table:style-name="ce9" office:value-type="string">
            <text:p><text:span text:style-name="T4">Title:</text:span><text:span text:style-name="T3"> Registro inválido.</text:span></text:p>
            <text:p><text:span text:style-name="T4">Text:</text:span><text:span text:style-name="T3"> Por motivos de seguridad no </text:span><text:span text:style-name="T3">podemos completar tu registro.</text:span></text:p>
            <text:p><text:span text:style-name="T3">¿Qué puedo hacer?</text:span></text:p>
            <text:p><text:span text:style-name="T3">Acude a tu sucursal más cercana para más </text:span><text:span text:style-name="T3">información.</text:span></text:p>
            <text:p><text:span text:style-name="T3">O si deseas al Centro de Atención </text:span><text:span text:style-name="T3">Telefónica: *De la Ciudad de México: 1226 </text:span><text:span text:style-name="T3">2639 / 2262 6301</text:span></text:p>
            <text:p><text:span text:style-name="T3">*Del interior sin costo: 01 800 021 2345.</text:span></text:p>
            <text:p><text:span text:style-name="T4">Button_prim:</text:span><text:span text:style-name="T3"> Aceptar</text:span></text:p>
            <text:p><text:span text:style-name="T4">Código de error (1):</text:span><text:span text:style-name="T3"> 1906</text:span></text:p>
            <text:p><text:span text:style-name="T4">Código de error (2):</text:span><text:span text:style-name="T3"> 410</text:span></text:p>
          </table:table-cell>
          <table:table-cell table:style-name="ce2"/>
          <table:table-cell table:style-name="ce2" office:value-type="string">
            <text:p>Pop Up</text:p>
          </table:table-cell>
          <table:table-cell table:style-name="ce2" office:value-type="string">
            <text:p>When customer clicks on "aceptar" button the pop up must be closed and take customer back to previous screen.</text:p>
            <text:p>"Código de error (1)" will appear when the block happens with PIN</text:p>
            <text:p><text:s/>"Código de error (2)" will appear when the block happens with IVR</text:p>
          </table:table-cell>
          <table:table-cell table:style-name="ce20" table:number-columns-repeated="1016"/>
        </table:table-row>
        <table:table-row table:style-name="ro3">
          <table:table-cell table:style-name="ce2" office:value-type="string">
            <text:p>OA.VA.99</text:p>
          </table:table-cell>
          <table:table-cell table:style-name="ce2" office:value-type="string">
            <text:p>Validation</text:p>
          </table:table-cell>
          <table:table-cell table:style-name="ce2" office:value-type="string">
            <text:p>Login &amp; User Authentication</text:p>
          </table:table-cell>
          <table:table-cell table:style-name="ce2" office:value-type="string">
            <text:p>Denied access due customer status (i.e. black list, legal procedures, etc.).</text:p>
          </table:table-cell>
          <table:table-cell table:style-name="ce10" office:value-type="string">
            <text:p><text:span text:style-name="T5">Title:</text:span><text:span text:style-name="T6"> Registro inválido.</text:span></text:p>
            <text:p><text:span text:style-name="T5">Text:</text:span><text:span text:style-name="T6"> Por motivos de seguridad no </text:span><text:span text:style-name="T6">podemos completar tu registro.</text:span></text:p>
            <text:p><text:span text:style-name="T6">¿Qué puedo hacer?</text:span></text:p>
            <text:p><text:span text:style-name="T6">Acude a tu sucursal más cercana para más </text:span><text:span text:style-name="T6">información.</text:span></text:p>
            <text:p><text:span text:style-name="T5">Button_prim:</text:span><text:span text:style-name="T6"> Aceptar</text:span></text:p>
            <text:p><text:span text:style-name="T5">Código de error:</text:span><text:span text:style-name="T6"> 99</text:span></text:p>
          </table:table-cell>
          <table:table-cell table:style-name="ce8" office:value-type="string">
            <text:p><text:span text:style-name="T1">Title:</text:span><text:span text:style-name="T2"> Invalid registration</text:span></text:p>
            <text:p><text:span text:style-name="T1">Text:</text:span><text:span text:style-name="T2"> Denied access. Please, attend your </text:span><text:span text:style-name="T2">nearest bank branch.</text:span></text:p>
            <text:p><text:span text:style-name="T2">What can I do?</text:span></text:p>
            <text:p><text:span text:style-name="T2">Attend your nearest branch for more </text:span><text:span text:style-name="T2">information.</text:span></text:p>
            <text:p><text:span text:style-name="T1">Button_prim:</text:span><text:span text:style-name="T2"> Accept</text:span></text:p>
            <text:p><text:span text:style-name="T1">Error code:</text:span><text:span text:style-name="T2"> 99</text:span></text:p>
          </table:table-cell>
          <table:table-cell table:style-name="ce2" office:value-type="string">
            <text:p>Pop Up</text:p>
          </table:table-cell>
          <table:table-cell table:style-name="ce2" office:value-type="string">
            <text:p>When customer clicks on "aceptar" button the customer must be directed to login main page</text:p>
          </table:table-cell>
          <table:table-cell table:style-name="ce20" table:number-columns-repeated="1016"/>
        </table:table-row>
        <table:table-row table:style-name="ro5">
          <table:table-cell table:style-name="ce4" office:value-type="string">
            <text:p>CF.VA.59</text:p>
          </table:table-cell>
          <table:table-cell table:style-name="ce4" office:value-type="string">
            <text:p>Validation</text:p>
          </table:table-cell>
          <table:table-cell table:style-name="ce4" office:value-type="string">
            <text:p>Cross Functional</text:p>
          </table:table-cell>
          <table:table-cell table:style-name="ce4" office:value-type="string">
            <text:p>Customer has neither NetKey nor OTP.</text:p>
          </table:table-cell>
          <table:table-cell table:style-name="ce11" office:value-type="string">
            <text:p><text:span text:style-name="T7">Title:</text:span><text:span text:style-name="T8"> Autenticación Requerida</text:span></text:p>
            <text:p><text:span text:style-name="T7">Text:</text:span><text:span text:style-name="T8"> Para poder realizar esta operación </text:span><text:span text:style-name="T8">necesitas contar con un celular verificado </text:span><text:span text:style-name="T8">y/o NetKey.</text:span></text:p>
            <text:p><text:span text:style-name="T8">¿Qué puedo hacer?</text:span></text:p>
            <text:p><text:span text:style-name="T8">Acude a tu sucursal más cercana para </text:span><text:span text:style-name="T8">realizar el proceso de verificación de </text:span><text:span text:style-name="T8">celular.</text:span></text:p>
            <text:p><text:span text:style-name="T7">Button_prim:</text:span><text:span text:style-name="T8"> Aceptar</text:span></text:p>
            <text:p><text:span text:style-name="T7">Código de error:</text:span><text:span text:style-name="T8"> 59</text:span></text:p>
          </table:table-cell>
          <table:table-cell table:style-name="ce14" office:value-type="string">
            <text:p><text:span text:style-name="T1">Title:</text:span><text:span text:style-name="T2"> Required authentication</text:span></text:p>
            <text:p><text:span text:style-name="T1">Text:</text:span><text:span text:style-name="T2"> In order to make this operation you </text:span><text:span text:style-name="T2">need a certified phone number and/or </text:span><text:span text:style-name="T2">NetKey.</text:span></text:p>
            <text:p><text:span text:style-name="T2">What can I do?</text:span></text:p>
            <text:p><text:span text:style-name="T2">Attend your nearest bank branch to </text:span><text:span text:style-name="T2">authenticate your phone.</text:span></text:p>
            <text:p><text:span text:style-name="T1">Button_prim:</text:span><text:span text:style-name="T2"> Accept</text:span></text:p>
            <text:p><text:span text:style-name="T1">Error code:</text:span><text:span text:style-name="T2"> 59</text:span></text:p>
          </table:table-cell>
          <table:table-cell table:style-name="ce16" office:value-type="string">
            <text:p>Pop Up</text:p>
          </table:table-cell>
          <table:table-cell table:style-name="ce16" office:value-type="string">
            <text:p>When the costumer clicks on "Aceptar":</text:p>
            <text:p>1. In pre-login scenarios, direct to login page</text:p>
            <text:p>2. In post-login scenarios, direct to dashboard</text:p>
          </table:table-cell>
          <table:table-cell table:style-name="ce21"/>
          <table:table-cell table:style-name="ce24"/>
          <table:table-cell table:style-name="ce21" table:number-columns-repeated="1014"/>
        </table:table-row>
        <table:table-row table:style-name="ro6">
          <table:table-cell table:style-name="ce5" office:value-type="string">
            <text:p>CF.VA.158</text:p>
          </table:table-cell>
          <table:table-cell table:style-name="ce5" office:value-type="string">
            <text:p>Validation</text:p>
          </table:table-cell>
          <table:table-cell table:style-name="ce5" office:value-type="string">
            <text:p>Cross Functional</text:p>
          </table:table-cell>
          <table:table-cell table:style-name="ce5" office:value-type="string">
            <text:p>Costumer does not fulfill Lvl3 authentication to unblock, reset password or recover user.</text:p>
          </table:table-cell>
          <table:table-cell table:style-name="ce12" office:value-type="string">
            <text:p><text:span text:style-name="T7">Title:</text:span><text:span text:style-name="T8"> Autenticación requerida</text:span></text:p>
            <text:p><text:span text:style-name="T7">Text:</text:span><text:span text:style-name="T8"> Para poder realizar esta operación </text:span><text:span text:style-name="T8">necesitas contar con un celular verificado </text:span><text:span text:style-name="T8">y/o NetKey.</text:span></text:p>
            <text:p><text:span text:style-name="T8">¿Qué puedo hacer?</text:span></text:p>
            <text:p><text:span text:style-name="T8">Acude a tu sucursal más cercana con una </text:span><text:span text:style-name="T8">identificación oficial (Mexicanos: </text:span><text:span text:style-name="T8">Pasaporte, INE, Cédula profesional. </text:span><text:span text:style-name="T8">Extranjeros: FM3, Pasaporte) </text:span></text:p>
            <text:p><text:span text:style-name="T7">Button_prim:</text:span><text:span text:style-name="T8"> Aceptar</text:span></text:p>
            <text:p><text:span text:style-name="T7">Código de error:</text:span><text:span text:style-name="T8"> 158</text:span></text:p>
          </table:table-cell>
          <table:table-cell table:style-name="ce15" office:value-type="string">
            <text:p><text:span text:style-name="T1">Title:</text:span><text:span text:style-name="T2"> Required authetication</text:span></text:p>
            <text:p><text:span text:style-name="T1">Text:</text:span><text:span text:style-name="T2"> In order to make this operation you </text:span><text:span text:style-name="T2">need a certified phone number and/or </text:span><text:span text:style-name="T2">NetKey.</text:span></text:p>
            <text:p><text:span text:style-name="T2">What can I do?</text:span></text:p>
            <text:p><text:span text:style-name="T2">Attend your nearest bank branch with an </text:span><text:span text:style-name="T2">official ID (Mexicans: Passport, INE, </text:span><text:span text:style-name="T2">proffesional ID. Foreigners: FM3, passport)</text:span></text:p>
            <text:p><text:span text:style-name="T1">Button_prim:</text:span><text:span text:style-name="T2"> Accept</text:span></text:p>
            <text:p><text:span text:style-name="T1">Error code:</text:span><text:span text:style-name="T2"> 158</text:span></text:p>
          </table:table-cell>
          <table:table-cell table:style-name="ce5" office:value-type="string">
            <text:p>Pop Up</text:p>
          </table:table-cell>
          <table:table-cell table:style-name="ce5"/>
          <table:table-cell table:style-name="ce21" table:number-columns-repeated="1016"/>
        </table:table-row>
        <table:table-row table:style-name="ro7">
          <table:table-cell table:style-name="ce6" office:value-type="string">
            <text:p>CA.ER.218</text:p>
          </table:table-cell>
          <table:table-cell table:style-name="ce6" office:value-type="string">
            <text:p>Error_OLD</text:p>
          </table:table-cell>
          <table:table-cell table:style-name="ce6" office:value-type="string">
            <text:p>Card Activation</text:p>
          </table:table-cell>
          <table:table-cell table:style-name="ce6" office:value-type="string">
            <text:p>Costumer tries to enter card activation but it is currently switched off by the channel administrator</text:p>
          </table:table-cell>
          <table:table-cell table:style-name="ce13" office:value-type="string">
            <text:p><text:span text:style-name="T1">Title: </text:span><text:span text:style-name="T2">Acceso inválido</text:span></text:p>
            <text:p><text:span text:style-name="T1">Text:</text:span><text:span text:style-name="T2"> Esta funcionalidad se encuentra </text:span><text:span text:style-name="T2">inhabilitada por el canal en este momento. </text:span><text:span text:style-name="T2">Inténtalo más tarde o comunícate sin costo </text:span><text:span text:style-name="T2">al 01 800 322 8482.</text:span></text:p>
            <text:p><text:span text:style-name="T1">Button_prim:</text:span><text:span text:style-name="T2"> Aceptar</text:span></text:p>
            <text:p><text:span text:style-name="T1">Código de error:</text:span><text:span text:style-name="T2"> 218</text:span></text:p>
          </table:table-cell>
          <table:table-cell table:style-name="ce13" office:value-type="string">
            <text:p><text:span text:style-name="T1">Title: </text:span><text:span text:style-name="T2">Invalid access</text:span></text:p>
            <text:p><text:span text:style-name="T1">Text:</text:span><text:span text:style-name="T2"> This functionality is disabled by the </text:span><text:span text:style-name="T2">channel at this moment. Try again later or </text:span><text:span text:style-name="T2">communicate without cost at 01 800 322 </text:span><text:span text:style-name="T2">8482.</text:span></text:p>
            <text:p><text:span text:style-name="T1">Button_prim:</text:span><text:span text:style-name="T2"> Accept</text:span></text:p>
            <text:p><text:span text:style-name="T1">Error code:</text:span><text:span text:style-name="T2"> 218</text:span></text:p>
            <text:p><text:span text:style-name="T1"/></text:p>
          </table:table-cell>
          <table:table-cell table:style-name="ce6" office:value-type="string">
            <text:p>Pop Up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22" table:number-columns-repeated="2"/>
          <table:table-cell table:style-name="ce6"/>
          <table:table-cell table:style-name="ce25"/>
          <table:table-cell table:style-name="ce22" table:number-columns-repeated="1008"/>
        </table:table-row>
        <table:table-row table:style-name="ro8">
          <table:table-cell table:style-name="ce6" office:value-type="string">
            <text:p>CF.VA.151 </text:p>
          </table:table-cell>
          <table:table-cell table:style-name="ce6" office:value-type="string">
            <text:p>Validation_OLD</text:p>
          </table:table-cell>
          <table:table-cell table:style-name="ce6" office:value-type="string">
            <text:p>Alerts &amp; Notifications</text:p>
          </table:table-cell>
          <table:table-cell table:style-name="ce6" office:value-type="string">
            <text:p><text:s/>Customer enters an already used mail.</text:p>
          </table:table-cell>
          <table:table-cell table:style-name="ce6" office:value-type="string">
            <text:p><text:span text:style-name="T1">Text:</text:span><text:span text:style-name="T2"> Ingresa una correo sin registrar.</text:span></text:p>
          </table:table-cell>
          <table:table-cell table:style-name="ce6" office:value-type="string">
            <text:p><text:span text:style-name="T1">Text:</text:span><text:span text:style-name="T2"> Enter an unregistered mail.</text:span></text:p>
          </table:table-cell>
          <table:table-cell table:style-name="ce6" office:value-type="string">
            <text:p>Alert/ Warning</text:p>
          </table:table-cell>
          <table:table-cell table:style-name="ce6" office:value-type="string">
            <text:p>CCP-5929</text:p>
          </table:table-cell>
          <table:table-cell table:style-name="ce22"/>
          <table:table-cell table:style-name="ce6" table:number-columns-repeated="2"/>
          <table:table-cell table:style-name="ce22" table:number-columns-repeated="2"/>
          <table:table-cell table:style-name="ce6" table:number-columns-repeated="2"/>
          <table:table-cell table:style-name="ce25"/>
          <table:table-cell table:style-name="ce22" table:number-columns-repeated="1008"/>
        </table:table-row>
        <table:table-row table:style-name="ro9">
          <table:table-cell table:style-name="ce7" office:value-type="string">
            <text:p>CF.VA.160</text:p>
          </table:table-cell>
          <table:table-cell table:style-name="ce6" office:value-type="string">
            <text:p>Validation_OLD</text:p>
          </table:table-cell>
          <table:table-cell table:style-name="ce6" office:value-type="string">
            <text:p>Cross Functional</text:p>
          </table:table-cell>
          <table:table-cell table:style-name="ce6" office:value-type="string">
            <text:p>Customer tries to register with a blocked secret number or NIP.</text:p>
          </table:table-cell>
          <table:table-cell table:style-name="ce6" office:value-type="string">
            <text:p><text:span text:style-name="T1">Title:</text:span><text:span text:style-name="T2"> Registro inválido.</text:span></text:p>
            <text:p><text:span text:style-name="T1">Text:</text:span><text:span text:style-name="T2"> Por motivos de seguridad no </text:span><text:span text:style-name="T2">podemos completar tu registro.</text:span></text:p>
            <text:p><text:span text:style-name="T2">¿Qué puedo hacer?</text:span></text:p>
            <text:p><text:span text:style-name="T2">Acude a tu sucursal más cercana para más </text:span><text:span text:style-name="T2">información.</text:span></text:p>
            <text:p><text:span text:style-name="T2">O si deseas comunícate a Servicio a </text:span><text:span text:style-name="T2">Clientes: </text:span></text:p>
            <text:p><text:span text:style-name="T2">*De la Ciudad de México: 1226 3990</text:span></text:p>
            <text:p><text:span text:style-name="T2">*Del interior sin costo: 01800 110 3990</text:span></text:p>
            <text:p><text:span text:style-name="T2">Horario de atención de lunes a sábado de </text:span><text:span text:style-name="T2">7:00 a 21:00 h.</text:span></text:p>
            <text:p><text:span text:style-name="T1">Button_prim:</text:span><text:span text:style-name="T2"> Aceptar</text:span></text:p>
            <text:p><text:span text:style-name="T1">Código de error (1):</text:span><text:span text:style-name="T2"> 1906</text:span></text:p>
            <text:p><text:span text:style-name="T1">Código de error (2):</text:span><text:span text:style-name="T2"> 410</text:span></text:p>
          </table:table-cell>
          <table:table-cell table:style-name="ce6"/>
          <table:table-cell table:style-name="ce6" office:value-type="string">
            <text:p>Pop Up</text:p>
          </table:table-cell>
          <table:table-cell table:style-name="ce13" office:value-type="string">
            <text:p>When customer clicks on "aceptar" button the pop up must be closed and take customer back to previous screen.</text:p>
            <text:p>"Código de error (1)" will appear when the block happens with PIN</text:p>
            <text:p><text:s/>"Código de error (2)" will appear when the block happens with IVR</text:p>
          </table:table-cell>
          <table:table-cell table:style-name="ce6" table:number-columns-repeated="7"/>
          <table:table-cell table:style-name="ce23" table:number-columns-repeated="1009"/>
        </table:table-row>
        <table:table-row table:style-name="ro3">
          <table:table-cell table:style-name="ce6" office:value-type="string">
            <text:p>OA.VA.99</text:p>
          </table:table-cell>
          <table:table-cell table:style-name="ce6" office:value-type="string">
            <text:p>Validation_OLD</text:p>
          </table:table-cell>
          <table:table-cell table:style-name="ce6" office:value-type="string">
            <text:p>Login &amp; User Authentication</text:p>
          </table:table-cell>
          <table:table-cell table:style-name="ce6" office:value-type="string">
            <text:p>Denied access due customer status (i.e. black list, legal procedures, etc.).</text:p>
          </table:table-cell>
          <table:table-cell table:style-name="ce6" office:value-type="string">
            <text:p><text:span text:style-name="T1">Title:</text:span><text:span text:style-name="T2"> Registro inválido.</text:span></text:p>
            <text:p><text:span text:style-name="T1">Text:</text:span><text:span text:style-name="T2"> Por motivos de seguridad no </text:span><text:span text:style-name="T2">podemos completar tu registro.</text:span></text:p>
            <text:p><text:span text:style-name="T2">¿Qué puedo hacer?</text:span></text:p>
            <text:p><text:span text:style-name="T2">Acude a tu sucursal más cercana para más </text:span><text:span text:style-name="T2">información.</text:span></text:p>
            <text:p><text:span text:style-name="T1">Button_prim:</text:span><text:span text:style-name="T2"> Aceptar</text:span></text:p>
            <text:p><text:span text:style-name="T1">Código de error:</text:span><text:span text:style-name="T2"> 99</text:span></text:p>
          </table:table-cell>
          <table:table-cell table:style-name="ce6" office:value-type="string">
            <text:p><text:span text:style-name="T1">Title:</text:span><text:span text:style-name="T2"> Invalid registration</text:span></text:p>
            <text:p><text:span text:style-name="T1">Text:</text:span><text:span text:style-name="T2"> Denied access. Please, attend your </text:span><text:span text:style-name="T2">nearest bank branch.</text:span></text:p>
            <text:p><text:span text:style-name="T2">What can I do?</text:span></text:p>
            <text:p><text:span text:style-name="T2">Attend your nearest branch for more </text:span><text:span text:style-name="T2">information.</text:span></text:p>
            <text:p><text:span text:style-name="T1">Button_prim:</text:span><text:span text:style-name="T2"> Accept</text:span></text:p>
            <text:p><text:span text:style-name="T1">Error code:</text:span><text:span text:style-name="T2"> 99</text:span></text:p>
          </table:table-cell>
          <table:table-cell table:style-name="ce6" office:value-type="string">
            <text:p>Pop Up</text:p>
          </table:table-cell>
          <table:table-cell table:style-name="ce6" office:value-type="string">
            <text:p>When customer clicks on "aceptar" button the customer must be directed to login main page</text:p>
          </table:table-cell>
          <table:table-cell table:style-name="ce6" table:number-columns-repeated="7"/>
          <table:table-cell table:style-name="ce23" table:number-columns-repeated="1009"/>
        </table:table-row>
        <table:table-row table:style-name="ro10">
          <table:table-cell table:style-name="ce6" office:value-type="string">
            <text:p>CF.VA.158_OLD</text:p>
          </table:table-cell>
          <table:table-cell table:style-name="ce6" office:value-type="string">
            <text:p>Validation</text:p>
          </table:table-cell>
          <table:table-cell table:style-name="ce6" office:value-type="string">
            <text:p>Cross Functional</text:p>
          </table:table-cell>
          <table:table-cell table:style-name="ce6" office:value-type="string">
            <text:p>Costumer does not fulfill Lvl3 authentication to unblock, reset password or recover user.</text:p>
          </table:table-cell>
          <table:table-cell table:style-name="ce6" office:value-type="string">
            <text:p><text:span text:style-name="T1">Title:</text:span><text:span text:style-name="T2"> Autenticación requerida</text:span></text:p>
            <text:p><text:span text:style-name="T1">Text:</text:span><text:span text:style-name="T2"> Para poder realizar esta operación </text:span><text:span text:style-name="T2">necesitas contar con un celular verificado </text:span><text:span text:style-name="T2">y/o NetKey.</text:span></text:p>
            <text:p><text:span text:style-name="T2">¿Qué puedo hacer?</text:span></text:p>
            <text:p><text:span text:style-name="T2">Acude a tu sucursal más cercana con una </text:span><text:span text:style-name="T2">identificación oficial (Mexicanos: </text:span><text:span text:style-name="T2">Pasaporte, INE, Cédula profesional. </text:span><text:span text:style-name="T2">Extranjeros: FM3, Pasaporte). </text:span></text:p>
            <text:p><text:span text:style-name="T2">O si deseas comunícate a Servicio a </text:span><text:span text:style-name="T2">Clientes: </text:span></text:p>
            <text:p><text:span text:style-name="T2">*De la Ciudad de México: 1226 3990</text:span></text:p>
            <text:p><text:span text:style-name="T2">*Del interior sin costo: 01800 110 3990</text:span></text:p>
            <text:p><text:span text:style-name="T2">Horario de atención de lunes a sábado de </text:span><text:span text:style-name="T2">7:00 a 21:00 h.</text:span></text:p>
            <text:p><text:span text:style-name="T1">Button_prim:</text:span><text:span text:style-name="T2"> Aceptar</text:span></text:p>
            <text:p><text:span text:style-name="T1">Código de error:</text:span><text:span text:style-name="T2"> 158</text:span></text:p>
          </table:table-cell>
          <table:table-cell table:style-name="ce6" office:value-type="string">
            <text:p><text:span text:style-name="T1">Title:</text:span><text:span text:style-name="T2"> Required authetication</text:span></text:p>
            <text:p><text:span text:style-name="T1">Text:</text:span><text:span text:style-name="T2"> In order to make this operation you </text:span><text:span text:style-name="T2">need a certified phone number and/or </text:span><text:span text:style-name="T2">NetKey.</text:span></text:p>
            <text:p><text:span text:style-name="T2">What can I do?</text:span></text:p>
            <text:p><text:span text:style-name="T2">Attend your nearest bank branch with an </text:span><text:span text:style-name="T2">official ID (Mexicans: Passport, INE, </text:span><text:span text:style-name="T2">proffesional ID. Foreigners: FM3, passport). </text:span></text:p>
            <text:p><text:span text:style-name="T2">Or if you wish, communicate with customer </text:span><text:span text:style-name="T2">service:</text:span></text:p>
            <text:p><text:span text:style-name="T2">*In Mexico City: 1226 3990</text:span></text:p>
            <text:p><text:span text:style-name="T2">*In the Mexican Republic: 01800 110 3990</text:span></text:p>
            <text:p><text:span text:style-name="T2">Customer service hours, Monday to </text:span><text:span text:style-name="T2">Saturday from 7:00 to 21:00 h.</text:span></text:p>
            <text:p><text:span text:style-name="T1">Button_prim:</text:span><text:span text:style-name="T2"> Accept</text:span></text:p>
            <text:p><text:span text:style-name="T1">Error code:</text:span><text:span text:style-name="T2"> 158</text:span></text:p>
          </table:table-cell>
          <table:table-cell table:style-name="ce6" office:value-type="string">
            <text:p>Pop Up</text:p>
          </table:table-cell>
          <table:table-cell table:style-name="ce6" table:number-columns-repeated="2"/>
          <table:table-cell table:style-name="ce23" table:number-columns-repeated="1015"/>
        </table:table-row>
        <table:table-row table:style-name="ro11">
          <table:table-cell table:style-name="ce6" office:value-type="string">
            <text:p>CF.VA.59_OLD</text:p>
          </table:table-cell>
          <table:table-cell table:style-name="ce6" office:value-type="string">
            <text:p>Validation</text:p>
          </table:table-cell>
          <table:table-cell table:style-name="ce6" office:value-type="string">
            <text:p>Cross Functional</text:p>
          </table:table-cell>
          <table:table-cell table:style-name="ce6" office:value-type="string">
            <text:p>Customer has neither NetKey nor OTP.</text:p>
          </table:table-cell>
          <table:table-cell table:style-name="ce6" office:value-type="string">
            <text:p><text:span text:style-name="T1">Title:</text:span><text:span text:style-name="T2"> Autenticación Requerida</text:span></text:p>
            <text:p><text:span text:style-name="T1">Text:</text:span><text:span text:style-name="T2"> Para poder realizar esta operación </text:span><text:span text:style-name="T2">necesitas contar con un celular verificado </text:span><text:span text:style-name="T2">y/o NetKey.</text:span></text:p>
            <text:p><text:span text:style-name="T2">¿Qué puedo hacer?</text:span></text:p>
            <text:p><text:span text:style-name="T2">Acude a tu sucursal más cercana o si </text:span><text:span text:style-name="T2">deseas comunícate a Servicio a Clientes: </text:span></text:p>
            <text:p><text:span text:style-name="T2">*De la Ciudad de México: 1226 3990</text:span></text:p>
            <text:p><text:span text:style-name="T2">*Del interior sin costo: 01800 110 3990</text:span></text:p>
            <text:p><text:span text:style-name="T2">Horario de atención de lunes a sábado de </text:span><text:span text:style-name="T2">7:00 a 21:00 h.</text:span></text:p>
            <text:p><text:span text:style-name="T1">Button_prim:</text:span><text:span text:style-name="T2"> Aceptar</text:span></text:p>
            <text:p><text:span text:style-name="T1">Código de error:</text:span><text:span text:style-name="T2"> 59</text:span></text:p>
          </table:table-cell>
          <table:table-cell table:style-name="ce6" office:value-type="string">
            <text:p><text:span text:style-name="T1">Title:</text:span><text:span text:style-name="T2"> Required authentication</text:span></text:p>
            <text:p><text:span text:style-name="T1">Text:</text:span><text:span text:style-name="T2"> In order to make this operation you </text:span><text:span text:style-name="T2">need a certified phone number and/or </text:span><text:span text:style-name="T2">NetKey.</text:span></text:p>
            <text:p><text:span text:style-name="T2">What can I do?</text:span></text:p>
            <text:p><text:span text:style-name="T2">Attend your nearest bank branch or if you </text:span><text:span text:style-name="T2">wish, communicate with customer service:</text:span></text:p>
            <text:p><text:span text:style-name="T2">*In Mexico City: 1226 3990</text:span></text:p>
            <text:p><text:span text:style-name="T2">*From the Mexican Republic: 01800 110 </text:span><text:span text:style-name="T2">3990</text:span></text:p>
            <text:p><text:span text:style-name="T2">Customer service hours, Monday to </text:span><text:span text:style-name="T2">Saturday from 7:00 to 21:00 h.</text:span></text:p>
            <text:p><text:span text:style-name="T1">Button_prim:</text:span><text:span text:style-name="T2"> Accept</text:span></text:p>
            <text:p><text:span text:style-name="T1">Error code:</text:span><text:span text:style-name="T2"> 59</text:span></text:p>
          </table:table-cell>
          <table:table-cell table:style-name="ce6" office:value-type="string">
            <text:p>Pop Up</text:p>
          </table:table-cell>
          <table:table-cell table:style-name="ce6" office:value-type="string">
            <text:p>When the costumer clicks on "Aceptar":</text:p>
            <text:p>1. In pre-login scenarios, direct to login page</text:p>
            <text:p>2. In post-login scenarios, direct to dashboard</text:p>
          </table:table-cell>
          <table:table-cell table:style-name="ce23"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b2b2b2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1/16/2018</text:date>, <text:time>16:3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6:30:17.09</dc:date>
    <dc:creator>Octavio Espinosa</dc:creator>
    <meta:editing-duration>PT4M13S</meta:editing-duration>
    <meta:editing-cycles>1</meta:editing-cycles>
    <meta:document-statistic meta:table-count="1" meta:cell-count="100" meta:object-count="0"/>
    <meta:generator>OpenOffice/4.1.5$Win32 OpenOffice.org_project/415m1$Build-9789</meta:generator>
  </office:meta>
</office:document-meta>
</file>